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3.299cm" fo:min-width="1.5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  <style:paragraph-properties style:writing-mode="lr-tb"/>
    </style:style>
    <style:style style:name="gr4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3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4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ffa6a6" style:text-position="0% 100%" fo:font-size="15pt" style:font-size-asian="15pt" style:font-size-complex="15pt"/>
    </style:style>
    <style:style style:name="T2" style:family="text">
      <style:text-properties fo:color="#ffa6a6" style:text-position="-33% 58%" fo:font-size="15pt" style:font-size-asian="15pt" style:font-size-complex="15pt"/>
    </style:style>
    <style:style style:name="T3" style:family="text">
      <style:text-properties fo:color="#d4ea6b" style:text-position="0% 100%" fo:font-size="15pt" style:font-size-asian="15pt" style:font-size-complex="15pt"/>
    </style:style>
    <style:style style:name="T4" style:family="text">
      <style:text-properties fo:color="#d4ea6b" style:text-position="-33% 58%" fo:font-size="15pt" style:font-size-asian="15pt" style:font-size-complex="15pt"/>
    </style:style>
    <style:style style:name="T5" style:family="text">
      <style:text-properties fo:color="#729fcf" style:text-position="0% 100%" fo:font-size="15pt" style:font-size-asian="15pt" style:font-size-complex="15pt"/>
    </style:style>
    <style:style style:name="T6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8cm" svg:height="4.3cm" svg:x="1.178cm" svg:y="2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.5cm" svg:x="1.478cm" svg:y="3.7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8cm" svg:height="4.3cm" draw:transform="rotate (1.92230563814655) translate (6.817cm 13.98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.5cm" draw:transform="rotate (1.92230563814655) translate (7.84cm 13.29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8cm" svg:height="4.3cm" draw:transform="rotate (0.883834733209929) translate (7.88cm 4.16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.5cm" draw:transform="rotate (0.883834733209929) translate (8.998cm 4.69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Padrão">
        <draw:g>
          <draw:frame draw:style-name="gr3" draw:text-style-name="P2" draw:layer="layout" svg:width="1.175cm" svg:height="0.966cm" svg:x="6.353cm" svg:y="5.2cm">
            <draw:text-box>
              <text:p><text:span text:style-name="T1">x</text:span><text:span text:style-name="T2">obj</text:span></text:p>
            </draw:text-box>
          </draw:frame>
          <draw:frame draw:style-name="gr3" draw:text-style-name="P3" draw:layer="layout" svg:width="1.175cm" svg:height="0.966cm" svg:x="4.853cm" svg:y="2.734cm">
            <draw:text-box>
              <text:p><text:span text:style-name="T3">y</text:span><text:span text:style-name="T4">obj</text:span></text:p>
            </draw:text-box>
          </draw:frame>
          <draw:frame draw:style-name="gr3" draw:text-style-name="P4" draw:layer="layout" svg:width="1.175cm" svg:height="0.966cm" svg:x="1.953cm" svg:y="0.6cm">
            <draw:text-box>
              <text:p><text:span text:style-name="T5">z</text:span><text:span text:style-name="T6">obj</text:span></text:p>
            </draw:text-box>
          </draw:frame>
          <draw:custom-shape draw:style-name="gr1" draw:text-style-name="P1" draw:layer="layout" svg:width="2.8cm" svg:height="4.3cm" svg:x="1.191cm" svg:y="2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1.491cm" svg:y="3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" draw:text-style-name="P5" draw:layer="layout" svg:x1="2.391cm" svg:y1="5.5cm" svg:x2="6.391cm" svg:y2="5.5cm">
            <text:p/>
          </draw:line>
          <draw:line draw:style-name="gr5" draw:text-style-name="P5" draw:layer="layout" svg:x1="2.391cm" svg:y1="5.5cm" svg:x2="2.391cm" svg:y2="1.6cm">
            <text:p/>
          </draw:line>
          <draw:line draw:style-name="gr6" draw:text-style-name="P5" draw:layer="layout" svg:x1="2.391cm" svg:y1="5.514cm" svg:x2="4.791cm" svg:y2="3.4cm">
            <text:p/>
          </draw:line>
        </draw:g>
        <draw:frame draw:style-name="gr3" draw:text-style-name="P2" draw:layer="layout" svg:width="1.175cm" svg:height="0.966cm" svg:x="7.063cm" svg:y="7.185cm">
          <draw:text-box>
            <text:p><text:span text:style-name="T1">x</text:span><text:span text:style-name="T2">obj</text:span></text:p>
          </draw:text-box>
        </draw:frame>
        <draw:frame draw:style-name="gr3" draw:text-style-name="P3" draw:layer="layout" svg:width="1.175cm" svg:height="0.966cm" svg:x="5.264cm" svg:y="9.442cm">
          <draw:text-box>
            <text:p><text:span text:style-name="T3">y</text:span><text:span text:style-name="T4">obj</text:span></text:p>
          </draw:text-box>
        </draw:frame>
        <draw:frame draw:style-name="gr3" draw:text-style-name="P4" draw:layer="layout" svg:width="1.175cm" svg:height="0.966cm" svg:x="4.259cm" svg:y="12.899cm">
          <draw:text-box>
            <text:p><text:span text:style-name="T5">z</text:span><text:span text:style-name="T6">obj</text:span></text:p>
          </draw:text-box>
        </draw:frame>
        <draw:custom-shape draw:style-name="gr1" draw:text-style-name="P1" draw:layer="layout" svg:width="2.8cm" svg:height="4.3cm" draw:transform="rotate (1.92230563814655) translate (6.83cm 14.09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.5cm" draw:transform="rotate (1.92230563814655) translate (7.853cm 13.39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5" draw:layer="layout" svg:x1="9.045cm" svg:y1="12.002cm" svg:x2="7.668cm" svg:y2="8.247cm">
          <text:p/>
        </draw:line>
        <draw:line draw:style-name="gr5" draw:text-style-name="P5" draw:layer="layout" svg:x1="9.046cm" svg:y1="12.002cm" svg:x2="5.384cm" svg:y2="13.345cm">
          <text:p/>
        </draw:line>
        <draw:line draw:style-name="gr6" draw:text-style-name="P5" draw:layer="layout" svg:x1="9.058cm" svg:y1="11.997cm" svg:x2="6.247cm" svg:y2="10.472cm">
          <text:p/>
        </draw:line>
        <draw:frame draw:style-name="gr3" draw:text-style-name="P2" draw:layer="layout" svg:width="1.175cm" svg:height="0.966cm" svg:x="13.257cm" svg:y="1.236cm">
          <draw:text-box>
            <text:p><text:span text:style-name="T1">x</text:span><text:span text:style-name="T2">obj</text:span></text:p>
          </draw:text-box>
        </draw:frame>
        <draw:frame draw:style-name="gr3" draw:text-style-name="P3" draw:layer="layout" svg:width="1.175cm" svg:height="0.966cm" svg:x="10.4cm" svg:y="0.832cm">
          <draw:text-box>
            <text:p><text:span text:style-name="T3">y</text:span><text:span text:style-name="T4">obj</text:span></text:p>
          </draw:text-box>
        </draw:frame>
        <draw:frame draw:style-name="gr3" draw:text-style-name="P4" draw:layer="layout" svg:width="1.175cm" svg:height="0.966cm" svg:x="6.911cm" svg:y="1.721cm">
          <draw:text-box>
            <text:p><text:span text:style-name="T5">z</text:span><text:span text:style-name="T6">obj</text:span></text:p>
          </draw:text-box>
        </draw:frame>
        <draw:custom-shape draw:style-name="gr1" draw:text-style-name="P1" draw:layer="layout" svg:width="2.8cm" svg:height="4.3cm" draw:transform="rotate (0.883834733209929) translate (7.893cm 4.27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.5cm" draw:transform="rotate (0.883834733209929) translate (9.011cm 4.80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5" draw:layer="layout" svg:x1="10.819cm" svg:y1="5.121cm" svg:x2="13.356cm" svg:y2="2.028cm">
          <text:p/>
        </draw:line>
        <draw:line draw:style-name="gr5" draw:text-style-name="P5" draw:layer="layout" svg:x1="10.818cm" svg:y1="5.12cm" svg:x2="7.803cm" svg:y2="2.647cm">
          <text:p/>
        </draw:line>
        <draw:line draw:style-name="gr6" draw:text-style-name="P5" draw:layer="layout" svg:x1="10.829cm" svg:y1="5.129cm" svg:x2="10.717cm" svg:y2="1.9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.091cm" fo:margin-right="0.007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0:27:48.186000000</meta:creation-date>
    <dc:date>2025-02-27T17:52:20.874086036</dc:date>
    <meta:editing-duration>PT36M56S</meta:editing-duration>
    <meta:editing-cycles>11</meta:editing-cycles>
    <meta:generator>LibreOffice/6.4.7.2$Linux_X86_64 LibreOffice_project/40$Build-2</meta:generator>
    <meta:document-statistic meta:object-count="31"/>
  </office:meta>
</office:document-meta>
</file>